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textarea-horizontal-align="justify" draw:textarea-vertical-align="middle" draw:auto-grow-height="false" fo:min-height="1.116cm" fo:min-width="0.93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54cm" svg:height="2.54cm" svg:x="14.224cm" svg:y="6.35cm">
          <text:p text:style-name="P1"><text:span text:style-name="T1">v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4.986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1.43cm" svg:y="10.16cm">
          <text:p text:style-name="P1"><text:span text:style-name="T1">v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7.531cm" svg:y="10.161cm">
          <text:p text:style-name="P1"><text:span text:style-name="T1">v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8.932cm" svg:y="4.762cm">
          <text:p text:style-name="P1"><text:span text:style-name="T1">v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0.431cm" svg:y="4.261cm">
          <text:p text:style-name="P1"><text:span text:style-name="T1">v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4.732cm" svg:y="1.562cm">
          <text:p text:style-name="P1"><text:span text:style-name="T1">v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11:36:11.119689458</meta:creation-date>
    <dc:date>2018-12-16T12:48:59.967254019</dc:date>
    <meta:editing-duration>PT28M23S</meta:editing-duration>
    <meta:editing-cycles>10</meta:editing-cycles>
    <meta:generator>LibreOffice/6.0.6.2$Linux_X86_64 LibreOffice_project/00m0$Build-2</meta:generator>
    <meta:document-statistic meta:object-count="30"/>
  </office:meta>
</office:document-meta>
</file>